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officeooo:paragraph-rsid="001f29c9"/>
    </style:style>
    <style:style style:name="P2" style:family="paragraph" style:parent-style-name="Heading_20_1">
      <style:text-properties officeooo:paragraph-rsid="001f29c9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1f29c9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style:language-complex="fa" style:country-complex="IR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/></text:p>
      <text:h text:style-name="P2" text:outline-level="1"><text:bookmark-start text:name="__DdeLink__33368_3949811661"/><text:span text:style-name="Titre_20_1_20_Car">[</text:span>سُورَةُ <text:span text:style-name="T2">۴</text:span>لْحَجِّ ]<text:bookmark-end text:name="__DdeLink__33368_3949811661"/></text:h>
      <text:p text:style-name="P3" loext:marker-style-name="T1"><text:bookmark-start text:name="__DdeLink__33370_3949811661"/><text:span text:style-name="T1">¤</text:span><text:bookmark-end text:name="__DdeLink__33370_3949811661"/><text:span text:style-name="T1">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3372_3949811661"/><text:span text:style-name="T1">يَـٰٓأَيُّهَا </text:span><text:span text:style-name="T5">۰</text:span><text:span text:style-name="T1">لنَّاسُ èتَّقُواْ رَبَّكُمُؐ; إِنَّ زَلْزَلَةَ </text:span><text:span text:style-name="T5">۰</text:span><text:span text:style-name="T1">لسَّاعَةِ شَيْء٘ عَظِيمٌؐ </text:span><text:span text:style-name="T3">(1)</text:span><text:span text:style-name="T1"> يَوْمَ تَرَوْنَهَا تَذْهَــلُ كُلُّ مُرْضِعَةٖ عَمَّآ أَرْضَعَتْ وَتَضَعُ كُلُّ ذَاتِ حَمْــل۫ حَمْلَهَا وَتَرَي </text:span><text:span text:style-name="T5">۰</text:span><text:span text:style-name="T1">لنَّاسسسَ سُكَـٰرۭيٰ وَمَا هُم بِسُكَـٰرۭيٰ وَچَكِــنَّ عَذَابَ </text:span><text:span text:style-name="T5">۰</text:span><text:span text:style-name="T1">للَّهِ شَدِيدٌؐ </text:span><text:span text:style-name="T3">(2)</text:span><text:span text:style-name="T1"> وَمِــنَ </text:span><text:span text:style-name="T5">۰</text:span><text:span text:style-name="T1">لنَّاسسسِ مَـنْ يُّجَـٰدِلُ فِى </text:span><text:span text:style-name="T5">۱</text:span><text:span text:style-name="T1">للَّهِ بِغَيْرۣ عِلْمٍ وَيَتَّبِعُ كُلَّ شَيْطَـٰنٍ مَّرۣيدٍ </text:span><text:span text:style-name="T3">(3)</text:span><text:span text:style-name="T1"> كُتِــبَ عَلَيْهِ أَنَّهُ„ مَن تَوَلۭاّهُ فَأَنَّهُ„ يُضِلُّهُ„ وَيَهْدِيهِ إِلَــيٰ عَذَابِ </text:span><text:span text:style-name="T5">۱</text:span><text:span text:style-name="T1">لسَّعِيرۣؐ </text:span><text:span text:style-name="T3">(4)</text:span><text:span text:style-name="T1"> يَـٰٓأَيُّهَا </text:span><text:span text:style-name="T5">۰</text:span><text:span text:style-name="T1">لنَّاسُ إِن كُنتُمْ فِى رَيْــبٍ مِّنَ </text:span><text:span text:style-name="T5">۰</text:span><text:span text:style-name="T1">لْبَعْثِ فَإِنَّا خَلَقْنَـٰكُم مِّن تُرَابٍ ثُمَّ مِــن نُّطْفَةٍ ثُمَّ مِــنْ عَلَقَةٍ ثُمَّ مِــن مُّضْغَةٍ مُّخَلَّقَةٍ وَغَيْرۣ مُخَلَّقَةٍ لِّنُبَيِّــنَ لَكُمْؐ وَنُقِرُّ فِى </text:span><text:span text:style-name="T5">۱</text:span><text:span text:style-name="T1">لاَرْحَامِ مَا نَشَآءُ اِ۬لَيٰٓ أَجَــلٍ مُّسَمّيًؐ ثُمَّ نُخْرۣجُكُمْ طِفْلًا ثُمَّ لِتَبْلُغُوٓاْ أَشُدَّكُمْؐ وَمِنكُم مَّنْ يُّتَوَفّۭيٰ وَمِنكُم مَّنْ يُّرَدُّ إِلَيٰٓ أَرْذَلِ </text:span><text:span text:style-name="T5">۱</text:span><text:span text:style-name="T1">لْعُمُرۣ لِكَيْلاَ يَعْلَمَ مِنۢ بَعْدِ عِلْمٍ شَيْـٔاًؐ وَتَرَي </text:span><text:span text:style-name="T5">۰</text:span><text:span text:style-name="T1">لاَرْضضضَ هَامِدَةً فَإِذَآ أَنزَلْنَا عَلَيْهَا </text:span><text:span text:style-name="T5">۰</text:span><text:span text:style-name="T1">لْمَآءَ "هْتَزَّتْ وَرَبَــتْ وَأَنۢبَتَتْ مِــن كُلِّ زَوْجٙ بَهِيجٍؐ </text:span><text:span text:style-name="T3">(5)</text:span><text:span text:style-name="T1"> ذَ؛لِكَ بِأَنَّ </text:span><text:span text:style-name="T5">۰</text:span><text:span text:style-name="T1">للَّهَ هُوَ </text:span><text:span text:style-name="T5">۰</text:span><text:span text:style-name="T1">لْحَقُّ وَأَنَّهُ„ يُحْىِ </text:span><text:span text:style-name="T5">۱</text:span><text:span text:style-name="T1">لْمَوْتۭيٰ وَأَنَّهُ„ عَلَــيٰ كُــلّۣ شَيْءٍ قَدِيرٌ </text:span><text:span text:style-name="T3">(6)</text:span><text:span text:style-name="T1"> وَأَنَّ </text:span><text:span text:style-name="T5">۰</text:span><text:span text:style-name="T1">لسَّاعَةَ ءَاتِيَةٌ لاَّ رَيْبَ فِيهَا وَأَنننَّ </text:span><text:span text:style-name="T5">۰</text:span><text:span text:style-name="T1">للَّهَ يَبْعَــثُ مَـن فِى </text:span><text:span text:style-name="T5">۱</text:span><text:span text:style-name="T1">لْقُبُورۣؐ </text:span><text:span text:style-name="T3">(7)</text:span><text:span text:style-name="T1"> وَمِــنَ </text:span><text:span text:style-name="T5">۰</text:span><text:span text:style-name="T1">لنَّاسِ مَنْ يُّجَـٰدِلُ فِى </text:span><text:span text:style-name="T5">۱</text:span><text:span text:style-name="T1">للَّهِ بِغَيْرۣ عِلْمٍ وَلاَ هُديً وَلاَ كِتَـٰــبٍ مُّنِيرٍ </text:span><text:span text:style-name="T3">(8)</text:span><text:span text:style-name="T1"> ثَانِيَ عِطْفِهِ” لِيُضِلَّ عَــن سَبِيـلِ </text:span><text:span text:style-name="T5">۱</text:span><text:span text:style-name="T1">للَّهِؐ لَهُ„ فِى </text:span><text:span text:style-name="T5">۱</text:span><text:span text:style-name="T1">لدُّنْيۭا خِزْيٌؐ وَنُذِيقُهُ„ يَوْمَ </text:span><text:span text:style-name="T5">۰</text:span><text:span text:style-name="T1">لْقِيَـٰمَةِ عَذَابَ </text:span><text:span text:style-name="T5">۰</text:span><text:span text:style-name="T1">لْحَرۣيقِؐ </text:span><text:span text:style-name="T3">(9)</text:span><text:span text:style-name="T1"> ذَ؛لِــكَ بِمَا قَدَّمَــتْ يَدَ؛كَ وَأَنننَّ </text:span><text:span text:style-name="T5">۰</text:span><text:span text:style-name="T1">للَّهَ لَيْسَ </text:span><text:soft-page-break/><text:span text:style-name="T1">بِظَچَّـمٍ لِّلْعَبِيدِؐ </text:span><text:span text:style-name="T3">(10)</text:span><text:span text:style-name="T1"> ® وَمِــنَ </text:span><text:span text:style-name="T5">۰</text:span><text:span text:style-name="T1">لنَّاسِ مَنْ يَّعْبُدُ </text:span><text:span text:style-name="T5">۴</text:span><text:span text:style-name="T1">للَّهَ عَلَــيٰ حَرْفٍ فَإِنَ اَصَابَهُ„ خَيْر٘ 'طْمَأَنَّ بِهِ” وَإِنَ اَصَابَتْهُ فِتْنَة٘ 'نقَلَبَ عَلَيٰ وَجْهِهِ” خَسِرَ </text:span><text:span text:style-name="T5">۰</text:span><text:span text:style-name="T1">لدُّنْيۭا وَالاَخِرَةَؐ ذَ؛لِكَ هُوَ </text:span><text:span text:style-name="T5">۰</text:span><text:span text:style-name="T1">لْخُسْرَانُ </text:span><text:span text:style-name="T5">۴</text:span><text:span text:style-name="T1">لْمُبِينُؐ </text:span><text:span text:style-name="T3">(11)</text:span><text:span text:style-name="T1"> يَدْعُواْ مِن دُونِ </text:span><text:span text:style-name="T5">۱</text:span><text:span text:style-name="T1">للَّهِ مَا لاَ يَضُرُّهُ„ وَمَا لاَ يَنفَعُهُؐ, ذَ؛لِــكَ هُوَ </text:span><text:span text:style-name="T5">۰</text:span><text:span text:style-name="T1">لضَّچَلُ </text:span><text:span text:style-name="T5">۴</text:span><text:span text:style-name="T1">لْبَعِيدُ </text:span><text:span text:style-name="T3">(12)</text:span><text:span text:style-name="T1"> يَدْعُواْؐ لَمَــن ضَرُّهُ; أَقْرَبُ مِن نَّفْعِهِ” لَبِيــسَ </text:span><text:span text:style-name="T5">۰</text:span><text:span text:style-name="T1">لْمَوْلۭيٰ وَلَبِيــسَ </text:span><text:span text:style-name="T5">۰</text:span><text:span text:style-name="T1">لْعَشِيرُؐ </text:span><text:span text:style-name="T3">(13)</text:span><text:span text:style-name="T1"> إِنَّ </text:span><text:span text:style-name="T5">۰</text:span><text:span text:style-name="T1">للَّهَ يُدْخِلُ </text:span><text:span text:style-name="T5">۴</text:span><text:span text:style-name="T1">لذِيــنَ ءَامَنُواْ وَعَمِلُواْ </text:span><text:span text:style-name="T5">۴</text:span><text:span text:style-name="T1">ڤصَّـٰڤِحَـٰتِ جَنَّـٰــتٍ تَجْرۣى مِــن تَحْتِهَا </text:span><text:span text:style-name="T5">۰</text:span><text:span text:style-name="T1">لاَنْهَـٰرُؐ إِنَّ </text:span><text:span text:style-name="T5">۰</text:span><text:span text:style-name="T1">للَّهَ يَفْعَــلُ مَا يُرۣيدُؐ </text:span><text:span text:style-name="T3">(14)</text:span><text:span text:style-name="T1"> مَــن كَانَ يَظُنُّ أَن لَّنْ يَّنصُرَهُ </text:span><text:span text:style-name="T5">۴</text:span><text:span text:style-name="T1">للَّهُ فِى </text:span><text:span text:style-name="T5">۱</text:span><text:span text:style-name="T1">لدُّنْيۭا وَالاَخِرَةِ فَلْيَمْدُدْ بِسَبَــبٖ اِلَــي </text:span><text:span text:style-name="T5">۰</text:span><text:span text:style-name="T1">لسَّمَآءِ ثُمَّ لِيَقْطَعْ فَلْيَنظُرْ هَلْ يُذْهِبَنَّ كَيْدُهُ„ مَا يَغِيظُؐ </text:span><text:span text:style-name="T3">(15)</text:span><text:span text:style-name="T1"> وَكَذَ؛لِــكَ أَنزَلْنَـٰهُ ءَايَـٰــتٙ بَيِّنَـٰــتٍؐ وَأَنَّ </text:span><text:span text:style-name="T5">۰</text:span><text:span text:style-name="T1">للَّهَ يَهْدِى مَنْ يُّرۣيدُؐ </text:span><text:span text:style-name="T3">(16)</text:span><text:span text:style-name="T1"> إِنَّ </text:span><text:span text:style-name="T5">۰</text:span><text:span text:style-name="T1">لذِيــنَ ءَامَنُواْ وَالذِيــنَ هَادُواْ وَالصَّـٰبِينَ وَالنَّصَـٰرۭيٰ وَالْمَجُوسَ وَالذِيــنَ أَشْرَكُوٓاْ إِنَّ </text:span><text:span text:style-name="T5">۰</text:span><text:span text:style-name="T1">للَّهَ يَفْصِلُ بَيْنَهُمْ يَوْمَ </text:span><text:span text:style-name="T5">۰</text:span><text:span text:style-name="T1">لْقِيَـٰمَةِؐ إِنَّ </text:span><text:span text:style-name="T5">۰</text:span><text:span text:style-name="T1">للَّهَ عَلَيٰ كُــلّۣ شَيْءٍ شَهِيد٘ؐ </text:span><text:span text:style-name="T3">(17)</text:span><text:span text:style-name="T1"> اَلَمْ تَرَ أَنَّ </text:span><text:span text:style-name="T5">۰</text:span><text:span text:style-name="T1">للَّهَ يَسْجُدُ لَهُ„ مَـن فِى </text:span><text:span text:style-name="T5">۱</text:span><text:span text:style-name="T1">لسَّمَـٰوَ؛تِ وَمَـن فِى </text:span><text:span text:style-name="T5">۱</text:span><text:span text:style-name="T1">لاَرْضِ وَالشَّمْسُ وَالْقَمَرُ وَاڤنُّجُومُ وَالْجِبَالُ وَاڤشَّجَرُ وَالدَّوَآبُّ وَكَثِيرٌ مِّــنَ </text:span><text:span text:style-name="T5">۰</text:span><text:span text:style-name="T1">لنَّاسِؐ وَكَثِير٘ حَقَّ عَلَيْهِ </text:span><text:span text:style-name="T5">۱</text:span><text:span text:style-name="T1">لْعَذَابُؐ وَمَنْ يُّهِـنِ </text:span><text:span text:style-name="T5">۱</text:span><text:span text:style-name="T1">للَّهُ فَمَا لَهُ„ مِــن مُّكْرۣمٖؐ اِنَّ </text:span><text:span text:style-name="T5">۰</text:span><text:span text:style-name="T1">للَّهَ يَفْعَلُ مَا يَشَآءُؐ ¦ </text:span><text:span text:style-name="T3">(18)</text:span><text:span text:style-name="T1"> © هَـٰذَ؛نننۣ خَصْمَـٰنِ 'خْتَصَمُواْ فِى رَبِّهِمْؐ فَالذِيــنَ كَفَرُواْ قُطِّعَــتْ لَهُمْ ثِيَابٌ مِّــن نّۭـارٍ يُصَبُّ مِن فَوْقِ رُءُوسِهِمُ </text:span><text:span text:style-name="T5">۴</text:span><text:span text:style-name="T1">لْحَمِيمُ يُصْهَرُ بِهِ” مَا فِى بُطُونِهِمْ وَالْجُلُودُؐ وَلَهُم مَّقَـٰمِعُ مِنْ حَدِيدٍؐ </text:span><text:span text:style-name="T3">(19)</text:span><text:span text:style-name="T1"> كُلَّمَآ أَرَادُوٓاْ أَنْ يَّخْرُجُواْ مِنْهَا مِنْ غَمّٖ </text:span><text:span text:style-name="T5">۷</text:span><text:span text:style-name="T1">عِيدُواْ فِيهَاؐ وَذُوقُواْ عَذَابَ </text:span><text:span text:style-name="T5">۰</text:span><text:span text:style-name="T1">لْحَرۣيقِؐ </text:span><text:span text:style-name="T3">(20)</text:span><text:span text:style-name="T1"> إِنَّ </text:span><text:span text:style-name="T5">۰</text:span><text:span text:style-name="T1">للَّهَ يُدْخِلُ </text:span><text:span text:style-name="T5">۴</text:span><text:span text:style-name="T1">لذِيــنَ ءَامَنُواْ </text:span><text:soft-page-break/><text:span text:style-name="T1">وَعَمِلُواْ </text:span><text:span text:style-name="T5">۴</text:span><text:span text:style-name="T1">ڤصَّـٰڤِحَـٰــتِ جَنَّـٰتٍ تَجْرۣى مِــن تَحْتِهَا </text:span><text:span text:style-name="T5">۰</text:span><text:span text:style-name="T1">لاَنْهَـٰرُ يُحَلَّوْنَ فِيهَا مِــنَ اَسَاوۣرَ مِن ذَهَبٍ وَلُؤْلُؤاًؐ وَلِبَاسُهُمْ فِيهَا حَرۣيرٌؐ </text:span><text:span text:style-name="T3">(21)</text:span><text:span text:style-name="T1"> وَهُدُوٓاْ إِلَي </text:span><text:span text:style-name="T5">۰</text:span><text:span text:style-name="T1">لطَّيِّبِ مِــنَ </text:span><text:span text:style-name="T5">۰</text:span><text:span text:style-name="T1">لْقَوْلِؐ وَهُدُوٓاْ إِلَيٰ صِرَ؛طِ </text:span><text:span text:style-name="T5">۱</text:span><text:span text:style-name="T1">لْحَمِيدِؐ </text:span><text:span text:style-name="T3">(22)</text:span><text:span text:style-name="T1"> إِنَّ </text:span><text:span text:style-name="T5">۰</text:span><text:span text:style-name="T1">لذِيــنَ كَفَرُواْ وَيَصُدُّونَ عَــن سَبِيـلِ </text:span><text:span text:style-name="T5">۱</text:span><text:span text:style-name="T1">للَّهِ وَاڤْمَسْجِدِ </text:span><text:span text:style-name="T5">۱</text:span><text:span text:style-name="T1">لْحَرَامِ </text:span><text:span text:style-name="T5">۱ﻟ﮲</text:span><text:span text:style-name="T1"> جَعَلْنَـٰهُ لِلنَّاسِ سَوَآء٘ </text:span><text:span text:style-name="T5">۱</text:span><text:span text:style-name="T1">لْعَـٰكِفُ فِيهِ وَالْبَادِؐ” وَمَنْ يُّرۣدْ فِيهِ بِإِلْحَادٙ بِظُلْمٍ نُّذِقْهُ مِــنْ عَذَابٖ اَلِيمٍؐ </text:span><text:span text:style-name="T3">(23)</text:span><text:span text:style-name="T1"> وَإِذْ بَوَّأْنَا لِإِبْرَ؛هِيمَ مَكَانَ </text:span><text:span text:style-name="T5">۰</text:span><text:span text:style-name="T1">لْبَيْــتِ أَن لاَّ تُشْرۣكككْ بِى شَيْـٔاًؐ وَطَهِّرْ بَيْتِــيَ لِلطَّآئِفِينَ وَالْقَآئِمِينَ وَالرُّكَّعِ </text:span><text:span text:style-name="T5">۱</text:span><text:span text:style-name="T1">لسُّجُودِؐ </text:span><text:span text:style-name="T3">(24)</text:span><text:span text:style-name="T1"> وَأَذِّن فِى </text:span><text:span text:style-name="T5">۱</text:span><text:span text:style-name="T1">لنَّاسِ بِالْحَجِّ يَاتُوكككَ رۣجَالًا وَعَلَــيٰ كُــلّۣ ضَامِرٍ يَاتِيــنَ مِـن كُلِّ فَجّٖ عَمِيقٍ </text:span><text:span text:style-name="T3">(25)</text:span><text:span text:style-name="T1"> لِّيَشْهَدُواْ مَنَـٰفِعَ لَهُمْ وَيَذْكُرُواْ èسْمَ </text:span><text:span text:style-name="T5">۰</text:span><text:span text:style-name="T1">للَّهِ فِىٓ أَيَّامٍ مَّعْلُومَـٰتٖ عَلَــيٰ مَا رَزَقَهُم مِّنۢ بَهِيمَةِ </text:span><text:span text:style-name="T5">۱</text:span><text:span text:style-name="T1">لاَنْعَـٰمِؐ فَكُلُواْ مِنْهَا وَأَطْعِمُواْ </text:span><text:span text:style-name="T5">۴</text:span><text:span text:style-name="T1">لْبَآئِسَ </text:span><text:span text:style-name="T5">۰</text:span><text:span text:style-name="T1">لْفَقِيرَؐ </text:span><text:span text:style-name="T3">(26)</text:span><text:span text:style-name="T1"> ثُمَّ لِيَقْضُواْ تَفَثَهُمْ وَلْيُوفُواْ نُذُورَهُمْ وَلْيَطَّوَّفُواْ بِالْبَيْــتِ </text:span><text:span text:style-name="T5">۱</text:span><text:span text:style-name="T1">لْعَتِيقِؐ </text:span><text:span text:style-name="T3">(27)</text:span><text:span text:style-name="T1"> ® ذَ؛لِكَؐ وَمَـنْ يُّعَظِّمْ حُرُمَـٰــتِ </text:span><text:span text:style-name="T5">۱</text:span><text:span text:style-name="T1">للَّهِ فَهُوَ خَيْرٌ لَّهُ„ عِندَ رَبِّهِؐ” وَٱُحِلَّتْ لَكُمُ </text:span><text:span text:style-name="T5">۴</text:span><text:span text:style-name="T1">لاَنْعَـٰمُ إِلاَّ مَا يُتْلۭــيٰ عَلَيْكُمْؐ فَاجْتَنِبُواْ </text:span><text:span text:style-name="T5">۴</text:span><text:span text:style-name="T1">لرّۣجْسَ مِنَ </text:span><text:span text:style-name="T5">۰</text:span><text:span text:style-name="T1">لاَوْثَـٰنِ وَاجْتَنِبُواْ قَوْلَ </text:span><text:span text:style-name="T5">۰</text:span><text:span text:style-name="T1">لزُّورۣ </text:span><text:span text:style-name="T3">(28)</text:span><text:span text:style-name="T1"> حُنَفَآءَ لِلهِ غَيْرَ مُشْرۣكِينَ بِهِؐ” وَمَنْ يُّشْرۣكككْ بِاللَّهِ فَكَأَنَّمَا خَرَّ مِــنَ </text:span><text:span text:style-name="T5">۰</text:span><text:span text:style-name="T1">لسَّمَآءِ فَتَخَطَّفُهُ </text:span><text:span text:style-name="T5">۴</text:span><text:span text:style-name="T1">لطَّيْرُ أَوْ تَهْوۣى بِهِ </text:span><text:span text:style-name="T5">۱</text:span><text:span text:style-name="T1">لرّۣيحُ فِى مَكَانٍ سَحِيقٍؐ </text:span><text:span text:style-name="T3">(29)</text:span><text:span text:style-name="T1"> ذَ؛لِــكَؐ وَمَنْ يُّعَظِّمْ شَعَـٰٓئِرَ </text:span><text:span text:style-name="T5">۰</text:span><text:span text:style-name="T1">للَّهِ فَإِنَّهَا مِــن تَقْوَي </text:span><text:span text:style-name="T5">۰</text:span><text:span text:style-name="T1">لْقُلُوبِؐ </text:span><text:span text:style-name="T3">(30)</text:span><text:span text:style-name="T1"> لَكُمْ فِيهَا مَنَـٰفِعُ إِلَيٰٓ أَجَــلٍ مُّسَمّيً ثُمَّ مَحِلُّهَآ إِلَي </text:span><text:span text:style-name="T5">۰</text:span><text:span text:style-name="T1">لْبَيْتِ </text:span><text:span text:style-name="T5">۱</text:span><text:span text:style-name="T1">لْعَتِيقِؐ </text:span><text:span text:style-name="T3">(31)</text:span><text:span text:style-name="T1"> وَلِكُــلّۣ ٱُمَّةٍ جَعَلْنَا مَنسَكاً لِّيَذْكُرُواْ èسْمَ </text:span><text:span text:style-name="T5">۰</text:span><text:span text:style-name="T1">للَّهِ عَلَيٰ مَا رَزَقَهُم مِّـنۢ بَهِيمَةِ </text:span><text:span text:style-name="T5">۱</text:span><text:span text:style-name="T1">لاَنْعَـٰمِؐ فَإِچَهُكُمُ; إِچَهٌ وَ؛حِدٌؐ فَلَهُ; أَسْلِمُواْؐ وَبَشِّرۣ </text:span><text:soft-page-break/><text:span text:style-name="T5">۱</text:span><text:span text:style-name="T1">ڤْمُخْبِتِينَ </text:span><text:span text:style-name="T3">(32)</text:span><text:span text:style-name="T1"> </text:span><text:span text:style-name="T5">۰</text:span><text:span text:style-name="T1">لذِينَ إِذَا ذُكِرَ </text:span><text:span text:style-name="T5">۰</text:span><text:span text:style-name="T1">للَّهُ وَجِلَتْ قُلُوبُهُمْ وَالصَّـٰبِـرۣيــنَ عَلَــيٰ مَآ أَصَابَهُمْ وَالْمُقِيمِى </text:span><text:span text:style-name="T5">۱</text:span><text:span text:style-name="T1">لصَّلَوٰةِ وَمِمَّا رَزَقْنَـٰهُمْ يُنفِقُونَؐ </text:span><text:span text:style-name="T3">(33)</text:span><text:span text:style-name="T1"> وَالْبُدْنَ جَعَلْنَـٰهَا لَكُم مِّن شَعَـٰٓئِرۣ </text:span><text:span text:style-name="T5">۱</text:span><text:span text:style-name="T1">للَّهِ لَكُمْ فِيهَا خَيْرٌؐ فَاذْكُرُواْ èسْمَ </text:span><text:span text:style-name="T5">۰</text:span><text:span text:style-name="T1">للَّهِ عَلَيْهَا صَوَآفَّؐ فَإِذَا وَجَبَــتْ جُنُوبُهَا فَكُلُواْ مِنْهَا وَأَطْعِمُواْ </text:span><text:span text:style-name="T5">۴</text:span><text:span text:style-name="T1">لْقَانِعَ وَالْمُعْتَرَّؐ كَذَ؛لِــكَ سَخَّرْنَـٰهَا لَكُمْ لَعَلَّكُمْ تَشْكُرُونَؐ </text:span><text:span text:style-name="T3">(34)</text:span><text:span text:style-name="T1"> لَنْ يَّنَالَ </text:span><text:span text:style-name="T5">۰</text:span><text:span text:style-name="T1">للَّهَ لُحُومُهَا وَلاَ دِمَآؤُهَا وَچَكِـنْ يَّنَالُهُ </text:span><text:span text:style-name="T5">۴</text:span><text:span text:style-name="T1">لتَّقْوۭيٰ مِنكُمْؐ كَذَ؛لِــكَ سَخَّرَهَا لَكُمْ لِتُكَبِّرُواْ </text:span><text:span text:style-name="T5">۴</text:span><text:span text:style-name="T1">للَّهَ عَلَيٰ مَا هَدۭيٰكُمْؐ وَبَشِّرۣ </text:span><text:span text:style-name="T5">۱</text:span><text:span text:style-name="T1">ڤْمُحْسِنِينَؐ </text:span><text:span text:style-name="T3">(35)</text:span><text:span text:style-name="T1"> ¥ إِنَّ </text:span><text:span text:style-name="T5">۰</text:span><text:span text:style-name="T1">للَّهَ يُدَ؛فِعُ عَـنِ </text:span><text:span text:style-name="T5">۱</text:span><text:span text:style-name="T1">لذِينَ ءَامَنُوٓاْؐ إِنَّ </text:span><text:span text:style-name="T5">۰</text:span><text:span text:style-name="T1">للَّهَ لاَ يُحِــبُّ كُلَّ خَوَّانٍ كَفُورٖؐ </text:span><text:span text:style-name="T3">(36)</text:span><text:span text:style-name="T1"> </text:span><text:span text:style-name="T5">۷</text:span><text:span text:style-name="T1">ذِنَ لِلذِينَ يُقَـٰتَلُونَ بِأَنَّهُمْ ظُلِمُواْؐ وَإِنننَّ </text:span><text:span text:style-name="T5">۰</text:span><text:span text:style-name="T1">للَّهَ عَلَــيٰ نَصْرۣهِمْ لَقَدِير٘ؐ </text:span><text:span text:style-name="T3">(37)</text:span><text:span text:style-name="T1"> </text:span><text:span text:style-name="T5">۱</text:span><text:span text:style-name="T1">لذِيــنَ ٱُخْرۣجُواْ مِن دِيۭـٰرۣهِم بِغَيْرۣ حَقّٖ اِلٓاَّ أَنْ يَّقُولُواْ رَبُّنَا </text:span><text:span text:style-name="T5">۰</text:span><text:span text:style-name="T1">للَّهُؐ وَلَوْلاَ دِفَـٰعُ </text:span><text:span text:style-name="T5">۴</text:span><text:span text:style-name="T1">للَّهِ </text:span><text:span text:style-name="T5">۱</text:span><text:span text:style-name="T1">لنَّاسسسَ بَعْضَهُم بِبَعْــضٍ لَّهُدِمَــتْ صَوَ؛مِعُ وَبِيَعٌ وَصَلَوَ؛تٌ وَمَسَـٰجِدُ يُذْكَرُ فِيهَا "سْمُ </text:span><text:span text:style-name="T5">۴</text:span><text:span text:style-name="T1">للَّهِ كَثِيراًؐ وَلَيَنصُرَنَّ </text:span><text:span text:style-name="T5">۰</text:span><text:span text:style-name="T1">للَّهُ مَـنْ يَّنصُرُهُؐ; إِنَّ </text:span><text:span text:style-name="T5">۰</text:span><text:span text:style-name="T1">للَّهَ لَقَوۣيّﹲ عَزۣيز٘ؐ </text:span><text:span text:style-name="T3">(38)</text:span><text:span text:style-name="T1"> </text:span><text:span text:style-name="T5">۱</text:span><text:span text:style-name="T1">لذِينَ إِن مَّكَّنَّـٰهُمْ فِى </text:span><text:span text:style-name="T5">۱</text:span><text:span text:style-name="T1">لاَرْضضضِ أَقَامُواْ </text:span><text:span text:style-name="T5">۴</text:span><text:span text:style-name="T1">لصَّلَوٰةَ وَءَاتَوُاْ </text:span><text:span text:style-name="T5">۴</text:span><text:span text:style-name="T1">لزَّكَوٰةَ وَأَمَرُواْ بِالْمَعْرُوفِ وَنَهَوْاْ عَـنِ </text:span><text:span text:style-name="T5">۱</text:span><text:span text:style-name="T1">لْمُنكَرۣؐ وَلِلهِ عَـٰقِبَةُ </text:span><text:span text:style-name="T5">۴</text:span><text:span text:style-name="T1">لاُمُورۣؐ </text:span><text:span text:style-name="T3">(39)</text:span><text:span text:style-name="T1"> وَإِنْ يُّكَذِّبُوكككَ فَقَدْ كَذَّبَــتْ قَبْلَهُمْ قَوْمُ نُوحٍ وَعَادٌ وَثَمُودُ </text:span><text:span text:style-name="T3">(40)</text:span><text:span text:style-name="T1"> وَقَوْمُ إِبْرَ؛هِيمَ وَقَوْمُ لُوطٍ </text:span><text:span text:style-name="T3">(41)</text:span><text:span text:style-name="T1"> وَأَصْحَـٰبُ مَدْيَنَؐ وَكُذِّبَ مُوسۭيٰؐ فَأَمْلَيْتُ لِلْكۭـٰفِـرۣينَ ثُمَّ أَخَذتُّهُمْؐ فَكَيْفَ كَانَ نَكِيرۣؐ” </text:span><text:span text:style-name="T3">(42)</text:span><text:span text:style-name="T1"> فَكَأَيِّــن مِّـن قَرْيَةٖ اَهْلَكْنَـٰهَا وَهِيَ ظَالِمَةٌ فَهِــيَ خَاوۣيَة٘ عَلَيٰ عُرُوشِهَا وَبِيرٍ مُّعَطَّلَةٍ وَقَصْرٍ مَّشِيدٖؐ </text:span><text:span text:style-name="T3">(43)</text:span><text:span text:style-name="T1"> اَفَلَمْ يَسِيرُواْ فِى </text:span><text:soft-page-break/><text:span text:style-name="T5">۱</text:span><text:span text:style-name="T1">لاَرْضضضِ فَتَكُونَ لَهُمْ قُلُوبٌ يَعْقِلُونَ بِهَآ أَوَ —اذَانٌ يَسْمَعُونَ بِهَاؐ فَإِنَّهَا لاَ تَعْمَي </text:span><text:span text:style-name="T5">۰</text:span><text:span text:style-name="T1">لاَبْصَـٰرُ وَچَكِــن تَعْمَــي </text:span><text:span text:style-name="T5">۰</text:span><text:span text:style-name="T1">لْقُلُوبُ </text:span><text:span text:style-name="T5">۴</text:span><text:span text:style-name="T1">لتِى فِى </text:span><text:span text:style-name="T5">۱</text:span><text:span text:style-name="T1">لصُّدُورۣؐ </text:span><text:span text:style-name="T3">(44)</text:span><text:span text:style-name="T1"> وَيَسْتَعْجِلُونَــكَ بِالْعَذَابِؐ وَلَــنْ يُّخْلِفَ </text:span><text:span text:style-name="T5">۰</text:span><text:span text:style-name="T1">للَّهُ وَعْدَهُؐ, وَإِنَّ يَوْماٗ عِندَ رَبِّــكَ كَأَلْفِ سَنَةٍ مِّمَّا تَعُدُّونَؐ </text:span><text:span text:style-name="T3">(45)</text:span><text:span text:style-name="T1"> وَكَأَيِّن مِّـن قَرْيَةٖ اَمْلَيْــتُ لَهَا وَهِــيَ ظَالِمَةٌ ثُمَّ أَخَذتُّهَاؐ وَإِلَــيَّ </text:span><text:span text:style-name="T5">۰</text:span><text:span text:style-name="T1">لْمَصِيرُؐ </text:span><text:span text:style-name="T3">(46)</text:span><text:span text:style-name="T1"> ® قُلْ يَـٰٓأَيُّهَا </text:span><text:span text:style-name="T5">۰</text:span><text:span text:style-name="T1">لنَّاسُ إِنَّمَآ أَنَا لَكُمْ نَذِيرٌ مُّبِينٌؐ </text:span><text:span text:style-name="T3">(47)</text:span><text:span text:style-name="T1"> فَالذِينَ ءَامَنُواْ وَعَمِلُواْ </text:span><text:span text:style-name="T5">۴</text:span><text:span text:style-name="T1">ڤصَّـٰڤِحَـٰــتِ لَهُم مَّغْفِرَةٌ وَرۣزْقٌ كَرۣيمٌؐ </text:span><text:span text:style-name="T3">(48)</text:span><text:span text:style-name="T1"> وَالذِيــنَ سَعَوْاْ فِىٓ ءَايَـٰتِنَا مُعَـٰجِزۣينَ ٱُوْلَئِــكَ أَصْحَـٰبُ </text:span><text:span text:style-name="T5">۴</text:span><text:span text:style-name="T1">لْجَحِيمِؐ </text:span><text:span text:style-name="T3">(49)</text:span><text:span text:style-name="T1"> وَمَآ أَرْسَلْنَا مِــن قَبْلِــكَ مِن رَّسُولٍ وَلاَ نَبِىٓءٖ اِلٓاَّ إِذَا تَمَنّۭيٰٓ أَلْقَــي </text:span><text:span text:style-name="T5">۰</text:span><text:span text:style-name="T1">لشَّيْطَـٰنُ فِىٓ ٱُمْنِيَّتِهِ” فَيَنسَخُ </text:span><text:span text:style-name="T5">۴</text:span><text:span text:style-name="T1">للَّهُ مَا يُلْقِى </text:span><text:span text:style-name="T5">۱</text:span><text:span text:style-name="T1">لشَّيْطَـٰنُ ثُمَّ يُحْكِمُ </text:span><text:span text:style-name="T5">۴</text:span><text:span text:style-name="T1">للَّهُ ءَايَـٰتِهِ” وَاللَّهُ عَلِيم٘ حَكِيمٌ </text:span><text:span text:style-name="T3">(50)</text:span><text:span text:style-name="T1"> ڤِّيَجْعَلَ مَا يُلْقِى </text:span><text:span text:style-name="T5">۱</text:span><text:span text:style-name="T1">لشَّيْطَـٰنُ فِتْنَةً لِّلذِينَ فِى قُلُوبِهِم مَّرَضٌ وَالْقَاسِيَةِ قُلُوبُهُمْؐ وَإِنَّ </text:span><text:span text:style-name="T5">۰</text:span><text:span text:style-name="T1">لظَّـٰلِمِينَ لَفِى شِقَاقٙ بَعِيدٍؐ </text:span><text:span text:style-name="T3">(51)</text:span><text:span text:style-name="T1"> وَلِيَعْلَمَ </text:span><text:span text:style-name="T5">۰</text:span><text:span text:style-name="T1">لذِينَ ٱُوتُواْ </text:span><text:span text:style-name="T5">۴</text:span><text:span text:style-name="T1">لْعِلْمَ أَنَّهُ </text:span><text:span text:style-name="T5">۴</text:span><text:span text:style-name="T1">لْحَـقُّ مِن رَّبِّــكَ فَيُومِنُواْ بِهِ” فَتُخْبِــتَ لَهُ„ قُلُوبُهُمْؐ وَإِنَّ </text:span><text:span text:style-name="T5">۰</text:span><text:span text:style-name="T1">للَّهَ لَهَادِ </text:span><text:span text:style-name="T5">۱</text:span><text:span text:style-name="T1">لذِيــنَ ءَامَنُوٓاْ إِلَــيٰ صِرَ؛طٍ مُّسْتَقِيمٍؐ </text:span><text:span text:style-name="T3">(52)</text:span><text:span text:style-name="T1"> وَلاَ يَزَالُ </text:span><text:span text:style-name="T5">۴</text:span><text:span text:style-name="T1">لذِيــنَ كَفَرُواْ فِى مِرْيَةٍ مِّنْهُ حَتَّــيٰ تَاتِيَهُمُ </text:span><text:span text:style-name="T5">۴</text:span><text:span text:style-name="T1">لسَّاعَةُ بَغْتَةٗ اَوْ يَاتِيَهُمْ عَذَابُ يَوْمٖ عَقِيمٖؐ </text:span><text:span text:style-name="T3">(53)</text:span><text:span text:style-name="T1"> </text:span><text:span text:style-name="T5">۱</text:span><text:span text:style-name="T1">لْمُلْــكُ يَوْمَئِذٍ لِّلهِؐ يَحْكُمُ بَيْنَهُمْؐ فَالذِيــنَ ءَامَنُواْ وَعَمِلُواْ </text:span><text:span text:style-name="T5">۴</text:span><text:span text:style-name="T1">ڤصَّـٰڤِحَـٰــتِ فِى جَنَّـٰــتِ </text:span><text:span text:style-name="T5">۱</text:span><text:span text:style-name="T1">لنَّعِيمِؐ </text:span><text:span text:style-name="T3">(54)</text:span><text:span text:style-name="T1"> وَالذِيــنَ كَفَرُواْ وَكَذَّبُواْ بِـَٔايَـٰتِنَا فَٱُوْلَئِــكَ لَهُمْ عَذَابٌ مُّهِينٌؐ </text:span><text:span text:style-name="T3">(55)</text:span><text:span text:style-name="T1"> وَالذِيــنَ هَاجَرُواْ فِى سَبِيـلِ </text:span><text:span text:style-name="T5">۱</text:span><text:span text:style-name="T1">للَّهِ ثُمَّ قُتِلُوٓاْ أَوْ مَاتُواْ لَيَرْزُقَنَّهُمُ </text:span><text:span text:style-name="T5">۴</text:span><text:span text:style-name="T1">للَّهُ رۣزْقاٗ حَسَناًؐ وَإِنننَّ </text:span><text:span text:style-name="T5">۰</text:span><text:span text:style-name="T1">للَّهَ لَهُوَ خَيْرُ </text:span><text:span text:style-name="T5">۴</text:span><text:span text:style-name="T1">لرَّ؛زۣقِينَؐ </text:span><text:span text:style-name="T3">(56)</text:span><text:span text:style-name="T1"> لَيُدْخِلَنَّهُم مَّدْخَلًا يَرْضَوْنَهُؐ, وَإِنننَّ </text:span><text:span text:style-name="T5">۰</text:span><text:span text:style-name="T1">للَّهَ لَعَلِيم٘ حَلِيمٌؐ </text:span><text:span text:style-name="T3">(57)</text:span><text:span text:style-name="T1"> </text:span><text:soft-page-break/><text:span text:style-name="T1">© ذَ؛لِــكَؐ وَمَــنْ عَاقَبَ بِمِثْــلۣ مَا عُوقِــبَ بِهِ” ثُمَّ بُغِــيَ عَلَيْهِ لَيَنصُرَنَّهُ </text:span><text:span text:style-name="T5">۴</text:span><text:span text:style-name="T1">للَّهُؐ إِنننَّ </text:span><text:span text:style-name="T5">۰</text:span><text:span text:style-name="T1">للَّهَ لَعَفُوّﹲ غَفُورٌؐ </text:span><text:span text:style-name="T3">(58)</text:span><text:span text:style-name="T1"> ذَ؛لِــكَ بِأَنننَّ </text:span><text:span text:style-name="T5">۰</text:span><text:span text:style-name="T1">للَّهَ يُولِجُ </text:span><text:span text:style-name="T5">۴</text:span><text:span text:style-name="T1">ليْلَ فِى </text:span><text:span text:style-name="T5">۱</text:span><text:span text:style-name="T1">لنَّهۭارۣ وَيُولِجُ </text:span><text:span text:style-name="T5">۴</text:span><text:span text:style-name="T1">لنَّهَارَ فِى </text:span><text:span text:style-name="T5">۱</text:span><text:span text:style-name="T1">ليْلِ وَأَنَّ </text:span><text:span text:style-name="T5">۰</text:span><text:span text:style-name="T1">للَّهَ سَمِيعٛ بَصِيرٌؐ </text:span><text:span text:style-name="T3">(59)</text:span><text:span text:style-name="T1"> ذَ؛لِــكَ بِأَنننَّ </text:span><text:span text:style-name="T5">۰</text:span><text:span text:style-name="T1">للَّهَ هُوَ </text:span><text:span text:style-name="T5">۰</text:span><text:span text:style-name="T1">لْحَقُّ وَأَنَّ مَا تَدْعُونَ مِــن دُونِهِ” هُوَ </text:span><text:span text:style-name="T5">۰</text:span><text:span text:style-name="T1">لْبَـٰطِلُ وَأَنَّ </text:span><text:span text:style-name="T5">۰</text:span><text:span text:style-name="T1">للَّهَ هُوَ </text:span><text:span text:style-name="T5">۰</text:span><text:span text:style-name="T1">لْعَلِيُّ </text:span><text:span text:style-name="T5">۴</text:span><text:span text:style-name="T1">لْكَبِيرُؐ </text:span><text:span text:style-name="T3">(60)</text:span><text:span text:style-name="T1"> أَلَمْ تَرَ أَنَّ </text:span><text:span text:style-name="T5">۰</text:span><text:span text:style-name="T1">للَّهَ أَنزَلَ مِــنَ </text:span><text:span text:style-name="T5">۰</text:span><text:span text:style-name="T1">لسَّمَآءِ مَآءً فَتُصْبِحُ </text:span><text:span text:style-name="T5">۴</text:span><text:span text:style-name="T1">لاَرْضضضُ مُخْضَرَّةٗؐ اِنَّ </text:span><text:span text:style-name="T5">۰</text:span><text:span text:style-name="T1">للَّهَ لَطِيف٘ خَبِيرٌؐ </text:span><text:span text:style-name="T3">(61)</text:span><text:span text:style-name="T1"> لَّهُ„ مَا فِى </text:span><text:span text:style-name="T5">۱</text:span><text:span text:style-name="T1">لسَّمَـٰوَ؛تِ وَمَا فِى </text:span><text:span text:style-name="T5">۱</text:span><text:span text:style-name="T1">لاَرْضِؐ وَإِنَّ </text:span><text:span text:style-name="T5">۰</text:span><text:span text:style-name="T1">للَّهَ لَهُوَ </text:span><text:span text:style-name="T5">۰</text:span><text:span text:style-name="T1">لْغَنِــيُّ </text:span><text:span text:style-name="T5">۴</text:span><text:span text:style-name="T1">لْحَمِيدُؐ </text:span><text:span text:style-name="T3">(62)</text:span><text:span text:style-name="T1"> أَلَمْ تَرَ أَنَّ </text:span><text:span text:style-name="T5">۰</text:span><text:span text:style-name="T1">للَّهَ سَخَّرَ لَكُم مَّا فِى </text:span><text:span text:style-name="T5">۱</text:span><text:span text:style-name="T1">لاَرْضِ وَالْفُلْــكَ تَجْرۣى فِى </text:span><text:span text:style-name="T5">۱</text:span><text:span text:style-name="T1">ڤْبَحْرۣ بِأَمْرۣهِؐ” وَيُمْسِــكُ </text:span><text:span text:style-name="T5">۴</text:span><text:span text:style-name="T1">لسَّمَآءَ ان تَقَعَ عَلَــي </text:span><text:span text:style-name="T5">۰</text:span><text:span text:style-name="T1">لاَرْضِ إِلاَّ بِإِذْنِهِؐ“ إِنَّ </text:span><text:span text:style-name="T5">۰</text:span><text:span text:style-name="T1">للَّهَ بِالنَّاسِ لَرَءُوفٌ رَّحِيمٌؐ </text:span><text:span text:style-name="T3">(63)</text:span><text:span text:style-name="T1"> وَهُوَ </text:span><text:span text:style-name="T5">۰ﻟ</text:span><text:span text:style-name="T1">ـذِىٓ أَحْيۭاكُمْ ثُمَّ يُمِيتُكُمْؐ ثُمَّ يُحْيِيكُمُؐ; إِنَّ </text:span><text:span text:style-name="T5">۰</text:span><text:span text:style-name="T1">لِانسَـٰــنَ لَكَفُورٌؐ </text:span><text:span text:style-name="T3">(64)</text:span><text:span text:style-name="T1"> لِّكُلِّ ٱُمَّةٍ جَعَلْنَا مَنسَكاٗ هُمْ نَاسِكُوهُؐ فَلاَ يُنَـٰزۣعُنَّكَ فِى </text:span><text:span text:style-name="T5">۱</text:span><text:span text:style-name="T1">لاَمْرۣؐ وَادْعُ إِلَيٰ رَبِّكَؐ إِنَّــكَ لَعَلَــيٰ هُديً مُّسْتَقِيمٍؐ </text:span><text:span text:style-name="T3">(65)</text:span><text:span text:style-name="T1"> وَإِن جَـٰدَلُوكككَ فَقُـلِ </text:span><text:span text:style-name="T5">۱</text:span><text:span text:style-name="T1">للَّهُ أَعْلَمُ بِمَا تَعْمَلُونَؐ </text:span><text:span text:style-name="T3">(66)</text:span><text:span text:style-name="T1"> </text:span><text:span text:style-name="T5">۰</text:span><text:span text:style-name="T1">للَّهُ يَحْكُمُ بَيْنَكُمْ يَوْمَ </text:span><text:span text:style-name="T5">۰</text:span><text:span text:style-name="T1">لْقِيَـٰمَةِ فِيمَا كُنتُمْ فِيهِ تَخْتَلِفُونَؐ </text:span><text:span text:style-name="T3">(67)</text:span><text:span text:style-name="T1"> أَلَمْ تَعْلَمَ اَنَّ </text:span><text:span text:style-name="T5">۰</text:span><text:span text:style-name="T1">للَّهَ يَعْلَمُ مَا فِى </text:span><text:span text:style-name="T5">۱</text:span><text:span text:style-name="T1">لسَّمَآءِ وَالاَرْضِؐ إِنَّ ذَ؛لِكَ فِى كِتَـٰبٖؐ اِنَّ ذَ؛لِكَ عَلَــي </text:span><text:span text:style-name="T5">۰</text:span><text:span text:style-name="T1">للَّهِ يَسِيرٌؐ </text:span><text:span text:style-name="T3">(68)</text:span><text:span text:style-name="T1"> وَيَعْبُدُونَ مِن دُونِ </text:span><text:span text:style-name="T5">۱</text:span><text:span text:style-name="T1">للَّهِ مَا لَمْ يُنَزّۣلْ بِهِ” سُلْطَـٰناً وَمَا لَيْــسَ لَهُم بِهِ” عِلْمٌؐ وَمَا لِلظَّـٰلِمِينَ مِــن نَّصِيرٍؐ </text:span><text:span text:style-name="T3">(69)</text:span><text:span text:style-name="T1"> ® وَإِذَا تُتْلۭــيٰ عَلَيْهِمُ; ءَايَـٰتُنَا بَيِّنَـٰتٍ تَعْرۣفُ فِى وُجُوهِ </text:span><text:span text:style-name="T5">۱</text:span><text:span text:style-name="T1">لذِيــنَ كَفَرُواْ </text:span><text:span text:style-name="T5">۴</text:span><text:span text:style-name="T1">لْمُنكَرَ يَكَادُونَ يَسْطُونَ بِالذِينَ يَتْلُونَ عَلَيْهِمُ; ءَايَـٰتِنَاؐ قُلَ اَفَٱُنَبِّيؖكُم بِشَرٍّ مِّــن ذَ؛لِكُمُؐ </text:span><text:span text:style-name="T5">۴</text:span><text:span text:style-name="T1">لنَّارُ وَعَدَهَا </text:span><text:span text:style-name="T5">۰</text:span><text:span text:style-name="T1">للَّهُ </text:span><text:span text:style-name="T5">۴</text:span><text:span text:style-name="T1">لذِيــنَ كَفَرُواْؐ وَبِيــسَ </text:span><text:span text:style-name="T5">۰</text:span><text:span text:style-name="T1">لْمَصِيرُؐ </text:span><text:span text:style-name="T3">(70)</text:span><text:span text:style-name="T1"> يَـٰٓأَيُّهَا </text:span><text:soft-page-break/><text:span text:style-name="T5">۰</text:span><text:span text:style-name="T1">لنَّاسسسُ ضُرۣبَ مَثَلٌ فَاسْتَمِعُواْ لَهُؐ; إِنَّ </text:span><text:span text:style-name="T5">۰</text:span><text:span text:style-name="T1">لذِيــنَ تَدْعُونَ مِــن دُونِ </text:span><text:span text:style-name="T5">۱</text:span><text:span text:style-name="T1">للَّهِ لَــنْ يَّخْلُقُواْ ذُبَاباً وَلَوۣ 'جْتَمَعُواْ لَهُؐ, وَإِنْ يَّسْلُبْهُمُ </text:span><text:span text:style-name="T5">۴</text:span><text:span text:style-name="T1">لذُّبَابُ شَيْـٔاً لاَّ يَسْتَنقِذُوهُ مِنْهُؐ ضَعُفَ </text:span><text:span text:style-name="T5">۰</text:span><text:span text:style-name="T1">لطَّالِــبُ وَالْمَطْلُوبُؐ </text:span><text:span text:style-name="T3">(71)</text:span><text:span text:style-name="T1"> مَا قَدَرُواْ </text:span><text:span text:style-name="T5">۴</text:span><text:span text:style-name="T1">للَّهَ حَــقَّ قَدْرۣهِؐ“ إِنَّ </text:span><text:span text:style-name="T5">۰</text:span><text:span text:style-name="T1">للَّهَ لَقَوۣيّﹲ عَزۣيز٘ؐ </text:span><text:span text:style-name="T3">(72)</text:span><text:span text:style-name="T1"> </text:span><text:span text:style-name="T5">۱</text:span><text:span text:style-name="T1">للَّهُ يَصْطَفِى مِــنَ </text:span><text:span text:style-name="T5">۰</text:span><text:span text:style-name="T1">لْمَلَئِكَةِ رُسُلًا وَمِــنَ </text:span><text:span text:style-name="T5">۰</text:span><text:span text:style-name="T1">لنَّاسِؐ إِنَّ </text:span><text:span text:style-name="T5">۰</text:span><text:span text:style-name="T1">للَّهَ سَمِيعٛ بَصِيرٌؐ </text:span><text:span text:style-name="T3">(73)</text:span><text:span text:style-name="T1"> يَعْلَمُ مَا بَيْنَ أَيْدِيهِمْ وَمَا خَلْفَهُمْؐ وَإِلَي </text:span><text:span text:style-name="T5">۰</text:span><text:span text:style-name="T1">للَّهِ تُرْجَعُ </text:span><text:span text:style-name="T5">۴</text:span><text:span text:style-name="T1">لاُمُورُؐ </text:span><text:span text:style-name="T3">(74)</text:span><text:span text:style-name="T1"> يَـٰٓأَيُّهَا </text:span><text:span text:style-name="T5">۰</text:span><text:span text:style-name="T1">لذِيــنَ ءَامَنُواْ èرْكَعُواْ وَاسْجُدُواْ وَاعْبُدُواْ رَبَّكُمْ وَافْعَلُواْ </text:span><text:span text:style-name="T5">۴</text:span><text:span text:style-name="T1">لْخَيْرَ لَعَلَّكُمْ تُفْلِحُونَؐ </text:span><text:span text:style-name="T3">(75)</text:span><text:span text:style-name="T1"> وَجَـٰهِدُواْ فِى </text:span><text:span text:style-name="T5">۱</text:span><text:span text:style-name="T1">للَّهِ حَقَّ جِهَادِهِؐ” هُوَ "جْتَبۭيٰكُمْؐ وَمَا جَعَــلَ عَلَيْكُمْ فِى </text:span><text:span text:style-name="T5">۱</text:span><text:span text:style-name="T1">لدِّينِ مِنْ حَرَجٍؐ مِّلَّةَ أَبِيكُمُ; إِبْرَ؛هِيمَؐ هُوَ سَمّۭيٰكُمُ </text:span><text:span text:style-name="T5">۴</text:span><text:span text:style-name="T1">لْمُسْلِمِينَ مِن قَبْلُ وَفِى هَـٰذَا لِيَكُونَ </text:span><text:span text:style-name="T5">۰</text:span><text:span text:style-name="T1">لرَّسُولُ شَهِيداٗ عَلَيْكُمْ وَتَكُونُواْ شُهَدَآءَ عَلَــي </text:span><text:span text:style-name="T5">۰</text:span><text:span text:style-name="T1">لنَّــاسِؐ فَأَقِيمُواْ </text:span><text:span text:style-name="T5">۴</text:span><text:span text:style-name="T1">لصَّلَوٰةَ وَءَاتُواْ </text:span><text:span text:style-name="T5">۴</text:span><text:span text:style-name="T1">لزَّكَوٰةَؐ وَاعْتَصِمُواْ بِاللَّهِؐ هُوَ مَوْلۭيٰكُمْؐ فَنِعْمَ </text:span><text:span text:style-name="T5">۰</text:span><text:span text:style-name="T1">لْمَوْلۭيٰؐ وَنِعْمَ </text:span><text:span text:style-name="T5">۰</text:span><text:span text:style-name="T1">لنَّصِيرُ </text:span><text:span text:style-name="T3">(76)</text:span><text:span text:style-name="T1"> </text:span><text:bookmark-end text:name="__DdeLink__33372_394981166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22:23:51.644901985</meta:creation-date>
    <dc:date>2025-02-27T22:25:28.836059515</dc:date>
    <meta:editing-duration>PT1M40S</meta:editing-duration>
    <meta:editing-cycles>1</meta:editing-cycles>
    <meta:document-statistic meta:table-count="0" meta:image-count="0" meta:object-count="0" meta:page-count="7" meta:paragraph-count="2" meta:word-count="1366" meta:character-count="7452" meta:non-whitespace-character-count="6087"/>
    <meta:generator>LibreOffice/24.8.2.1$Linux_X86_64 LibreOffice_project/0f794b6e29741098670a3b95d60478a65d05ef13</meta:generator>
  </office:meta>
</office:document-meta>
</file>